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4-12-1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4-03-1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1432" calcext:value-type="float">
            <text:p>96.8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2-12-07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1-12-1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064" calcext:value-type="float">
            <text:p>96.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0-12-1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7384" calcext:value-type="float">
            <text:p>96.4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8-12-1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7-12-1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6-12-0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148" calcext:value-type="float">
            <text:p>95.6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804" calcext:value-type="float">
            <text:p>94.8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1992" calcext:value-type="float">
            <text:p>93.6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3576" calcext:value-type="float">
            <text:p>94.1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9408" calcext:value-type="float">
            <text:p>92.7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7864" calcext:value-type="float">
            <text:p>92.6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964" calcext:value-type="float">
            <text:p>92.3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5696" calcext:value-type="float">
            <text:p>92.0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5672" calcext:value-type="float">
            <text:p>96.4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7464" calcext:value-type="float">
            <text:p>97.0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9144" calcext:value-type="float">
            <text:p>91.4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1504" calcext:value-type="float">
            <text:p>91.2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9312" calcext:value-type="float">
            <text:p>91.2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3296" calcext:value-type="float">
            <text:p>91.9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6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